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6440179701F0432F.png" manifest:media-type="image/png"/>
  <manifest:file-entry manifest:full-path="Pictures/10000000000000D8000000D63560E0C268FCA5FF.png" manifest:media-type="image/png"/>
  <manifest:file-entry manifest:full-path="Pictures/10000201000000E1000000E15063816C7ABB4B89.png" manifest:media-type="image/png"/>
  <manifest:file-entry manifest:full-path="Pictures/10000000000000D6000000D5239E65D92AA842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standard">
      <style:graphic-properties svg:stroke-color="#006600" draw:fill-color="#99ff66" draw:textarea-horizontal-align="justify" draw:textarea-vertical-align="middle" draw:auto-grow-height="false" fo:min-height="0.766cm" fo:min-width="2.675cm"/>
    </style:style>
    <style:style style:name="gr5" style:family="graphic" style:parent-style-name="standard">
      <style:graphic-properties svg:stroke-color="#006600" draw:fill-color="#99ff66" draw:textarea-horizontal-align="justify" draw:textarea-vertical-align="middle" draw:auto-grow-height="false" fo:min-height="0.766cm" fo:min-width="4.072cm"/>
    </style:style>
    <style:style style:name="gr6" style:family="graphic" style:parent-style-name="standard">
      <style:graphic-properties draw:textarea-vertical-align="middle" draw:auto-grow-height="false" fo:min-height="0.766cm" fo:min-width="0.77cm"/>
    </style:style>
    <style:style style:name="gr7" style:family="graphic" style:parent-style-name="standard">
      <style:graphic-properties draw:textarea-vertical-align="middle" draw:auto-grow-height="false" fo:min-height="0.909cm" fo:min-width="0.409cm"/>
    </style:style>
    <style:style style:name="gr8" style:family="graphic" style:parent-style-name="standard">
      <style:graphic-properties draw:textarea-horizontal-align="justify" draw:textarea-vertical-align="middle" draw:auto-grow-height="false" fo:min-height="1.53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0.262cm"/>
    </style:style>
    <style:style style:name="gr10" style:family="graphic" style:parent-style-name="standard">
      <style:graphic-properties draw:textarea-horizontal-align="justify" draw:textarea-vertical-align="middle" draw:auto-grow-height="false" fo:min-height="0.068cm" fo:min-width="4.6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3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8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068cm" fo:min-width="4.612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31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782cm" fo:min-width="0.26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0.068cm" fo:min-width="4.612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395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58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58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58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99ff66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37cm" svg:height="3.222cm" svg:x="9.348cm" svg:y="3.239cm">
          <draw:image xlink:href="Pictures/10000000000000D6000000D5239E65D92AA842C6.png" xlink:type="simple" xlink:show="embed" xlink:actuate="onLoad">
            <text:p/>
          </draw:image>
        </draw:frame>
        <draw:frame draw:style-name="gr1" draw:text-style-name="P1" draw:layer="layout" svg:width="3.303cm" svg:height="3.272cm" svg:x="15.724cm" svg:y="3.286cm">
          <draw:image xlink:href="Pictures/10000000000000D8000000D63560E0C268FCA5FF.png" xlink:type="simple" xlink:show="embed" xlink:actuate="onLoad">
            <text:p/>
          </draw:image>
        </draw:frame>
        <draw:frame draw:style-name="gr2" draw:text-style-name="P3" draw:layer="layout" svg:width="2.286cm" svg:height="0.645cm" svg:x="9.823cm" svg:y="6.461cm">
          <draw:text-box>
            <text:p text:style-name="P2"><text:span text:style-name="T1">160x160x3</text:span></text:p>
          </draw:text-box>
        </draw:frame>
        <draw:frame draw:style-name="gr3" draw:text-style-name="P4" draw:layer="layout" svg:width="2.286cm" svg:height="0.645cm" svg:x="16.332cm" svg:y="6.488cm">
          <draw:text-box>
            <text:p><text:span text:style-name="T2">160x160x3</text:span></text:p>
          </draw:text-box>
        </draw:frame>
        <draw:custom-shape draw:style-name="gr4" draw:text-style-name="P6" draw:layer="layout" svg:width="3.175cm" svg:height="1.016cm" svg:x="9.379cm" svg:y="9.012cm">
          <text:p text:style-name="P5"><text:span text:style-name="T2">Encoder</text:span></text:p>
          <text:p text:style-name="P5"><text:span text:style-name="T2">80x80x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9.379cm" svg:y="12.071cm">
          <text:p text:style-name="P5"><text:span text:style-name="T2">Encoder</text:span></text:p>
          <text:p text:style-name="P5"><text:span text:style-name="T2">40x40x6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9.379cm" svg:y="15.119cm">
          <text:p text:style-name="P5"><text:span text:style-name="T2">Encoder</text:span></text:p>
          <text:p text:style-name="P5"><text:span text:style-name="T2">20x20x12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572cm" svg:height="1.016cm" svg:x="12.049cm" svg:y="16.376cm">
          <text:p text:style-name="P5"><text:span text:style-name="T2">Encoder</text:span></text:p>
          <text:p text:style-name="P5"><text:span text:style-name="T2">20x20x25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9.012cm">
          <text:p text:style-name="P5"><text:span text:style-name="T2">Decoder</text:span></text:p>
          <text:p text:style-name="P5"><text:span text:style-name="T2">80x80x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12.071cm">
          <text:p text:style-name="P5"><text:span text:style-name="T2">Decoder</text:span></text:p>
          <text:p text:style-name="P5"><text:span text:style-name="T2">40x40x64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175cm" svg:height="1.016cm" svg:x="15.732cm" svg:y="15.119cm">
          <text:p text:style-name="P5"><text:span text:style-name="T2">Decoder</text:span></text:p>
          <text:p text:style-name="P5"><text:span text:style-name="T2">20x20x128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27cm" svg:height="1.016cm" svg:x="10.779cm" svg:y="16.12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7" draw:text-style-name="P5" draw:layer="layout" svg:width="0.909cm" svg:height="1.159cm" draw:transform="rotate (1.60325945088199) translate (16.606cm 17.06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g>
          <draw:custom-shape draw:style-name="gr8" draw:text-style-name="P5" draw:layer="layout" svg:width="0.762cm" svg:height="2.035cm" svg:x="10.585cm" svg:y="6.96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5" draw:layer="layout" svg:width="0.762cm" svg:height="2.032cm" svg:x="16.938cm" svg:y="6.969cm">
            <text:p/>
  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7" draw:layer="layout" svg:width="5.842cm" svg:height="0.635cm" svg:x="11.16cm" svg:y="7.717cm">
            <text:p text:style-name="P5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text-style-name="P5" draw:layer="layout" svg:width="0.742cm" svg:height="0.742cm" svg:x="16.967cm" svg:y="7.663cm">
            <draw:image xlink:href="Pictures/10000201000000E1000000E16440179701F0432F.png" xlink:type="simple" xlink:show="embed" xlink:actuate="onLoad">
              <text:p/>
            </draw:image>
          </draw:frame>
        </draw:g>
        <draw:g>
          <draw:custom-shape draw:style-name="gr12" draw:text-style-name="P8" draw:layer="layout" svg:width="0.762cm" svg:height="2.035cm" svg:x="10.566cm" svg:y="10.0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8" draw:layer="layout" svg:width="0.762cm" svg:height="2.032cm" svg:x="16.919cm" svg:y="10.04cm">
            <text:p/>
  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9" draw:layer="layout" svg:width="5.842cm" svg:height="0.635cm" svg:x="11.141cm" svg:y="10.78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text-style-name="P10" draw:layer="layout" svg:width="0.742cm" svg:height="0.742cm" svg:x="16.948cm" svg:y="10.734cm">
            <draw:image xlink:href="Pictures/10000201000000E1000000E15063816C7ABB4B89.png" xlink:type="simple" xlink:show="embed" xlink:actuate="onLoad">
              <text:p/>
            </draw:image>
          </draw:frame>
        </draw:g>
        <draw:g>
          <draw:custom-shape draw:style-name="gr16" draw:text-style-name="P8" draw:layer="layout" svg:width="0.762cm" svg:height="2.035cm" svg:x="10.566cm" svg:y="13.06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7" draw:text-style-name="P8" draw:layer="layout" svg:width="0.762cm" svg:height="2.032cm" svg:x="16.919cm" svg:y="13.065cm">
            <text:p/>
  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8" draw:text-style-name="P9" draw:layer="layout" svg:width="5.842cm" svg:height="0.635cm" svg:x="11.141cm" svg:y="13.8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9" draw:text-style-name="P10" draw:layer="layout" svg:width="0.742cm" svg:height="0.742cm" svg:x="16.948cm" svg:y="13.759cm">
            <draw:image xlink:href="Pictures/10000201000000E1000000E15063816C7ABB4B89.png" xlink:type="simple" xlink:show="embed" xlink:actuate="onLoad">
              <text:p/>
            </draw:image>
          </draw:frame>
        </draw:g>
        <draw:frame draw:style-name="gr20" draw:text-style-name="P3" draw:layer="layout" svg:width="2.54cm" svg:height="0.645cm" svg:x="17.383cm" svg:y="8.366cm">
          <draw:text-box>
            <text:p text:style-name="P2"><text:span text:style-name="T1">Up-sampling</text:span></text:p>
          </draw:text-box>
        </draw:frame>
        <draw:frame draw:style-name="gr21" draw:text-style-name="P3" draw:layer="layout" svg:width="2.54cm" svg:height="0.645cm" svg:x="17.383cm" svg:y="11.404cm">
          <draw:text-box>
            <text:p text:style-name="P2"><text:span text:style-name="T1">Up-sampling</text:span></text:p>
          </draw:text-box>
        </draw:frame>
        <draw:frame draw:style-name="gr22" draw:text-style-name="P3" draw:layer="layout" svg:width="2.54cm" svg:height="0.645cm" svg:x="17.383cm" svg:y="14.452cm">
          <draw:text-box>
            <text:p text:style-name="P2"><text:span text:style-name="T1">Up-sampling</text:span></text:p>
          </draw:text-box>
        </draw:frame>
        <draw:frame draw:style-name="gr23" draw:text-style-name="P3" draw:layer="layout" svg:width="2.921cm" svg:height="0.645cm" svg:x="7.858cm" svg:y="8.366cm">
          <draw:text-box>
            <text:p text:style-name="P2"><text:span text:style-name="T1">Down-sampling</text:span></text:p>
          </draw:text-box>
        </draw:frame>
        <draw:frame draw:style-name="gr24" draw:text-style-name="P3" draw:layer="layout" svg:width="2.921cm" svg:height="0.645cm" svg:x="7.858cm" svg:y="11.404cm">
          <draw:text-box>
            <text:p text:style-name="P2"><text:span text:style-name="T1">Down-sampling</text:span></text:p>
          </draw:text-box>
        </draw:frame>
        <draw:frame draw:style-name="gr25" draw:text-style-name="P3" draw:layer="layout" svg:width="2.921cm" svg:height="0.645cm" svg:x="7.858cm" svg:y="14.452cm">
          <draw:text-box>
            <text:p text:style-name="P2"><text:span text:style-name="T1">Down-samp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11:37:19.229029571</meta:creation-date>
    <dc:date>2018-03-24T06:41:24.844340861</dc:date>
    <meta:editing-duration>PT27M7S</meta:editing-duration>
    <meta:editing-cycles>8</meta:editing-cycles>
    <meta:generator>LibreOffice/5.1.6.2$Linux_X86_64 LibreOffice_project/10m0$Build-2</meta:generator>
    <meta:document-statistic meta:object-count="34"/>
  </office:meta>
</office:document-meta>
</file>